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r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 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t 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z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ze?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 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 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R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 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 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 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t 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z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ze?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r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r 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r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 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r 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r 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r 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ider 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ider 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pider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pider 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der 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ider 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ider 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der 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pider 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19:20:07.331000000</meta:creation-date>
    <dc:date>2022-04-19T10:47:40.254000000</dc:date>
    <meta:editing-duration>PT14H47M27S</meta:editing-duration>
    <meta:editing-cycles>1</meta:editing-cycles>
    <meta:document-statistic meta:table-count="1" meta:cell-count="238" meta:object-count="0"/>
    <meta:generator>LibreOffice/6.3.3.2$Windows_X86_64 LibreOffice_project/a64200df03143b798afd1ec74a12ab50359878ed</meta:generator>
  </office:meta>
</office:document-meta>
</file>